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9.36pt"/>
    </style:style>
    <style:style style:name="co2" style:family="table-column">
      <style:table-column-properties fo:break-before="auto" style:column-width="72.6pt"/>
    </style:style>
    <style:style style:name="co3" style:family="table-column">
      <style:table-column-properties fo:break-before="auto" style:column-width="57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7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6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text-position="sub"/>
    </style:style>
  </office:automatic-styles>
  <office:body>
    <office:spreadsheet>
      <table:table table:name="Channel 1" table:style-name="ta1">
        <table:shapes>
          <draw:frame draw:z-index="0" draw:style-name="gr1" draw:text-style-name="P1" svg:width="453.51pt" svg:height="255.09pt" svg:x="244.69pt" svg:y="11.03pt">
            <loext:p draw:notify-on-update-of-ranges="'Channel 1'.C3:'Channel 1'.C9 'Channel 1'.B3:'Channel 1'.B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01.2" calcext:value-type="float">
            <text:p>201.2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1.7" calcext:value-type="float">
            <text:p>301.7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77.5" calcext:value-type="float">
            <text:p>377.5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3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75749859389892" calcext:value-type="float">
            <text:p>0.3757498594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51.7808993466586" calcext:value-type="float">
            <text:p>51.7808993467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1:&quot;;ROUND([.E23];10);&quot;,&quot;;ROUND([.I23];10))" office:value-type="string" office:string-value=":CAL:1:0.3757498594,51.7808993467" calcext:value-type="string" table:number-columns-spanned="4" table:number-rows-spanned="1">
            <text:p>:CAL:1:0.3757498594,51.7808993467</text:p>
          </table:table-cell>
          <table:covered-table-cell table:number-columns-repeated="3" table:style-name="ce9"/>
        </table:table-row>
      </table:table>
      <table:table table:name="Channel 2" table:style-name="ta1">
        <table:shapes>
          <draw:frame draw:z-index="0" draw:style-name="gr1" draw:text-style-name="P1" svg:width="453.51pt" svg:height="255.09pt" svg:x="243.58pt" svg:y="12.27pt">
            <loext:p draw:notify-on-update-of-ranges="'Channel 2'.C3:'Channel 2'.C9 'Channel 2'.B3:'Channel 2'.B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9" office:value-type="float" office:value="113.1" calcext:value-type="float">
            <text:p>113.1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64.2" calcext:value-type="float">
            <text:p>164.2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6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7.4" calcext:value-type="float">
            <text:p>247.4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77.7" calcext:value-type="float">
            <text:p>377.7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61598388160262" calcext:value-type="float">
            <text:p>0.3615983882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61.9656931894778" calcext:value-type="float">
            <text:p>61.9656931895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2:&quot;;ROUND([.E23];10);&quot;,&quot;;ROUND([.I23];10))" office:value-type="string" office:string-value=":CAL:2:0.3615983882,61.9656931895" calcext:value-type="string" table:number-columns-spanned="4" table:number-rows-spanned="1">
            <text:p>:CAL:2:0.3615983882,61.9656931895</text:p>
          </table:table-cell>
          <table:covered-table-cell table:number-columns-repeated="3" table:style-name="ce9"/>
        </table:table-row>
      </table:table>
      <table:table table:name="Channel 1 30-01-17" table:style-name="ta1">
        <table:shapes>
          <draw:frame draw:z-index="0" draw:style-name="gr1" draw:text-style-name="P1" svg:width="453.51pt" svg:height="255.09pt" svg:x="244.69pt" svg:y="11.03pt">
            <loext:p draw:notify-on-update-of-ranges="'Channel 1 30-01-17'.C3:'Channel 1 30-01-17'.C9 'Channel 1 30-01-17'.B3:'Channel 1 30-01-17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3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8064808410467" calcext:value-type="float">
            <text:p>0.3806480841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58.0665831082838" calcext:value-type="float">
            <text:p>58.0665831083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1:&quot;;ROUND([.E23];10);&quot;,&quot;;ROUND([.I23];10))" office:value-type="string" office:string-value=":CAL:1:0.3806480841,58.0665831083" calcext:value-type="string" table:number-columns-spanned="4" table:number-rows-spanned="1">
            <text:p>:CAL:1:0.3806480841,58.0665831083</text:p>
          </table:table-cell>
          <table:covered-table-cell table:number-columns-repeated="3" table:style-name="ce9"/>
        </table:table-row>
      </table:table>
      <table:table table:name="Channel 2 30-01-17" table:style-name="ta1">
        <table:shapes>
          <draw:frame draw:z-index="0" draw:style-name="gr1" draw:text-style-name="P1" svg:width="453.51pt" svg:height="255.09pt" svg:x="243.58pt" svg:y="12.27pt">
            <loext:p draw:notify-on-update-of-ranges="'Channel 2 30-01-17'.C3:'Channel 2 30-01-17'.C9 'Channel 2 30-01-17'.B3:'Channel 2 30-01-17'.B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~Temp setting</text:p>
          </table:table-cell>
          <table:table-cell table:style-name="ce1" office:value-type="string" calcext:value-type="string">
            <text:p>Temp. °C</text:p>
          </table:table-cell>
          <table:table-cell table:style-name="ce1" office:value-type="string" calcext:value-type="string">
            <text:p>ADC<text:span text:style-name="T1">read</text:span></text:p>
          </table:table-cell>
          <table:table-cell table:number-columns-repeated="6"/>
        </table:table-row>
        <table:table-row table:style-name="ro3">
          <table:table-cell table:style-name="ce2" office:value-type="float" office:value="160" calcext:value-type="float">
            <text:p>16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6"/>
        </table:table-row>
        <table:table-row table:style-name="ro3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6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6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6"/>
        </table:table-row>
        <table:table-row table:style-name="ro3">
          <table:table-cell table:style-name="ce2" office:value-type="float" office:value="680" calcext:value-type="float">
            <text:p>680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680" calcext:value-type="float">
            <text:p>680</text:p>
          </table:table-cell>
          <table:table-cell table:number-columns-repeated="6"/>
        </table:table-row>
        <table:table-row table:style-name="ro3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6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999" calcext:value-type="float">
            <text:p>999</text:p>
          </table:table-cell>
          <table:table-cell table:number-columns-repeated="6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Slope =</text:p>
          </table:table-cell>
          <table:table-cell table:style-name="ce6" table:formula="of:=SLOPE([.B3:.B9];[.C3:.C9])" office:value-type="float" office:value="0.391936542621384" calcext:value-type="float">
            <text:p>0.3919365426</text:p>
          </table:table-cell>
          <table:table-cell table:number-columns-repeated="2"/>
          <table:table-cell table:style-name="ce4" office:value-type="string" calcext:value-type="string">
            <text:p>Offset =</text:p>
          </table:table-cell>
          <table:table-cell table:style-name="ce6" table:formula="of:=INTERCEPT([.B3:.B9];[.C3:.C9])" office:value-type="float" office:value="52.9540215959505" calcext:value-type="float">
            <text:p>52.954021596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1">
            <text:p>Calibration String =</text:p>
          </table:table-cell>
          <table:covered-table-cell table:style-name="ce7"/>
          <table:table-cell table:style-name="ce8" table:formula="of:=CONCATENATE(&quot;:CAL:2:&quot;;ROUND([.E23];10);&quot;,&quot;;ROUND([.I23];10))" office:value-type="string" office:string-value=":CAL:2:0.3919365426,52.954021596" calcext:value-type="string" table:number-columns-spanned="4" table:number-rows-spanned="1">
            <text:p>:CAL:2:0.3919365426,52.954021596</text:p>
          </table:table-cell>
          <table:covered-table-cell table:number-columns-repeated="3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10" loext:min-decimal-places="10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7:14:45.07898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02-17T17:48:09</meta:creation-date>
    <dc:date>2017-01-30T07:36:50.019250145</dc:date>
    <meta:editing-duration>P2DT1H52M20S</meta:editing-duration>
    <meta:editing-cycles>13</meta:editing-cycles>
    <meta:generator>LibreOffice/5.1.4.2$Linux_X86_64 LibreOffice_project/10m0$Build-2</meta:generator>
    <dc:creator>Daniel Caujolle-Bert</dc:creator>
    <meta:document-statistic meta:table-count="4" meta:cell-count="120" meta:object-count="4"/>
    <meta:user-defined meta:name="Langue">US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1 30-01-17'.B3:'Channel 1 30-01-17'.C9" svg:x="0.32cm" svg:y="0.18cm" svg:width="10.92cm" svg:height="8.64cm">
          <chartooo:coordinate-region svg:x="1.127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1 30-01-17'.B3:'Channel 1 30-01-17'.B9" chart:class="chart:scatter">
            <chart:domain table:cell-range-address="'Channel 1 30-01-17'.C3:'Channel 1 30-01-17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1 30-01-17'.C3:'Channel 1 30-01-17'.C9</svg:desc>
                </draw:g>
              </table:table-cell>
              <table:table-cell office:value-type="float" office:value="115">
                <text:p>115</text:p>
                <draw:g>
                  <svg:desc>'Channel 1 30-01-17'.B3:'Channel 1 30-01-17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2 30-01-17'.B3:'Channel 2 30-01-17'.C9" svg:x="0.32cm" svg:y="0.18cm" svg:width="10.92cm" svg:height="8.64cm">
          <chartooo:coordinate-region svg:x="1.127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2 30-01-17'.B3:'Channel 2 30-01-17'.B9" chart:class="chart:scatter">
            <chart:domain table:cell-range-address="'Channel 2 30-01-17'.C3:'Channel 2 30-01-17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2 30-01-17'.C3:'Channel 2 30-01-17'.C9</svg:desc>
                </draw:g>
              </table:table-cell>
              <table:table-cell office:value-type="float" office:value="112">
                <text:p>112</text:p>
                <draw:g>
                  <svg:desc>'Channel 2 30-01-17'.B3:'Channel 2 30-01-17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50">
                <text:p>4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1'.B3:'Channel 1'.C9" svg:x="0.32cm" svg:y="0.18cm" svg:width="10.92cm" svg:height="8.64cm">
          <chartooo:coordinate-region svg:x="1.127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1'.B3:'Channel 1'.B9" chart:class="chart:scatter">
            <chart:domain table:cell-range-address="'Channel 1'.C3:'Channel 1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1'.C3:'Channel 1'.C9</svg:desc>
                </draw:g>
              </table:table-cell>
              <table:table-cell office:value-type="float" office:value="104.6">
                <text:p>104.6</text:p>
                <draw:g>
                  <svg:desc>'Channel 1'.B3:'Channel 1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30">
                <text:p>4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 draw:fill-color="#e6e6e6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56cm" svg:y="3.952cm" style:legend-expansion="high" chart:style-name="ch2"/>
        <chart:plot-area chart:style-name="ch3" table:cell-range-address="'Channel 2'.B3:'Channel 2'.C9" svg:x="0.32cm" svg:y="0.18cm" svg:width="10.92cm" svg:height="8.64cm">
          <chartooo:coordinate-region svg:x="1.127cm" svg:y="0.379cm" svg:width="9.7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hannel 2'.B3:'Channel 2'.B9" chart:class="chart:scatter">
            <chart:domain table:cell-range-address="'Channel 2'.C3:'Channel 2'.C9"/>
            <chart:regression-curve chart:style-name="ch7">
              <chart:equation chart:display-equation="true" chart:display-r-square="tru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">
                <text:p>160</text:p>
                <draw:g>
                  <svg:desc>'Channel 2'.C3:'Channel 2'.C9</svg:desc>
                </draw:g>
              </table:table-cell>
              <table:table-cell office:value-type="float" office:value="113.1">
                <text:p>113.1</text:p>
                <draw:g>
                  <svg:desc>'Channel 2'.B3:'Channel 2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">
                <text:p>3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47.4">
                <text:p>24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0">
                <text:p>880</text:p>
              </table:table-cell>
              <table:table-cell office:value-type="float" office:value="377.7">
                <text:p>37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">
                <text:p>999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